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middle" fo:padding-left="0.254cm"/>
    </style:style>
    <style:style style:name="gr3" style:family="graphic" style:parent-style-name="standard">
      <style:graphic-properties draw:marker-end="Symmetric_20_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Bitstream Vera Sans'" style:font-family-generic="swiss" style:font-pitch="variable" fo:font-size="12pt" fo:font-weight="bold"/>
    </style:style>
    <style:style style:name="P3" style:family="paragraph">
      <style:paragraph-properties fo:text-align="center"/>
      <style:text-properties fo:font-family="'Bitstream Vera Sans'" style:font-family-generic="swiss" style:font-pitch="variable" fo:font-size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family="'Bitstream Vera Sans'" style:font-family-generic="swiss" style:font-pitch="variable" fo:font-size="12pt" fo:font-weight="bold"/>
    </style:style>
    <style:style style:name="T2" style:family="text">
      <style:text-properties fo:font-family="'Bitstream Vera Sans'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2" draw:layer="layout" svg:width="6.853cm" svg:height="0.874cm" svg:x="2.73cm" svg:y="11.886cm">
              <text:p text:style-name="P1"><text:span text:style-name="T1">AbstractMessage</text:span></text:p>
            </draw:rect>
            <draw:rect draw:style-name="gr2" draw:text-style-name="P3" draw:layer="layout" svg:width="6.853cm" svg:height="0.874cm" svg:x="2.73cm" svg:y="12.759cm">
              <text:p text:style-name="P1"><text:span text:style-name="T2">messageID : anySimpleType</text:span></text:p>
            </draw:rect>
            <draw:rect draw:style-name="gr2" draw:text-style-name="P3" draw:layer="layout" svg:width="6.853cm" svg:height="0.874cm" svg:x="2.73cm" svg:y="14.505cm">
              <text:p text:style-name="P1"><text:span text:style-name="T2">header : Header</text:span></text:p>
            </draw:rect>
            <draw:rect draw:style-name="gr2" draw:text-style-name="P3" draw:layer="layout" svg:width="6.853cm" svg:height="0.874cm" svg:x="2.73cm" svg:y="13.632cm">
              <text:p text:style-name="P1"><text:span text:style-name="T2">contentType : anySimpleType</text:span></text:p>
            </draw:rect>
            <draw:rect draw:style-name="gr2" draw:text-style-name="P3" draw:layer="layout" svg:width="6.853cm" svg:height="0.874cm" svg:x="2.73cm" svg:y="15.378cm">
              <text:p text:style-name="P1"><text:span text:style-name="T2">body : Body</text:span></text:p>
            </draw:rect>
          </draw:g>
          <draw:g>
            <draw:rect draw:style-name="gr2" draw:text-style-name="P3" draw:layer="layout" svg:width="7.832cm" svg:height="0.812cm" svg:x="11.303cm" svg:y="11.48cm">
              <text:p text:style-name="P1"><text:span text:style-name="T2">creationTime : long</text:span></text:p>
            </draw:rect>
            <draw:rect draw:style-name="gr1" draw:text-style-name="P2" draw:layer="layout" svg:width="7.832cm" svg:height="0.812cm" svg:x="11.303cm" svg:y="10.669cm">
              <text:p text:style-name="P1"><text:span text:style-name="T1">Header</text:span></text:p>
            </draw:rect>
            <draw:rect draw:style-name="gr2" draw:text-style-name="P3" draw:layer="layout" svg:width="7.832cm" svg:height="0.812cm" svg:x="11.303cm" svg:y="13.914cm">
              <text:p text:style-name="P1"><text:span text:style-name="T2">consumer : ComponentIdentifier</text:span></text:p>
            </draw:rect>
            <draw:rect draw:style-name="gr2" draw:text-style-name="P3" draw:layer="layout" svg:width="7.832cm" svg:height="0.812cm" svg:x="11.303cm" svg:y="13.103cm">
              <text:p text:style-name="P1"><text:span text:style-name="T2">producer : ComponentIdentifier</text:span></text:p>
            </draw:rect>
            <draw:rect draw:style-name="gr2" draw:text-style-name="P3" draw:layer="layout" svg:width="7.832cm" svg:height="0.812cm" svg:x="11.303cm" svg:y="12.292cm">
              <text:p text:style-name="P1"><text:span text:style-name="T2">correlationID : anyType</text:span></text:p>
            </draw:rect>
          </draw:g>
          <draw:g>
            <draw:rect draw:style-name="gr1" draw:text-style-name="P2" draw:layer="layout" svg:width="2.885cm" svg:height="0.786cm" svg:x="11.303cm" svg:y="15.916cm">
              <text:p text:style-name="P1"><text:span text:style-name="T1">Body</text:span></text:p>
            </draw:rect>
            <draw:rect draw:style-name="gr2" draw:text-style-name="P3" draw:layer="layout" svg:width="2.885cm" svg:height="0.786cm" svg:x="11.303cm" svg:y="16.701cm">
              <text:p text:style-name="P1"><text:span text:style-name="T2">any : any</text:span></text:p>
            </draw:rect>
          </draw:g>
          <draw:line draw:style-name="gr3" draw:text-style-name="P4" draw:layer="layout" svg:x1="9.583cm" svg:y1="14.92cm" svg:x2="11.303cm" svg:y2="11.11cm">
            <text:p/>
          </draw:line>
          <draw:line draw:style-name="gr3" draw:text-style-name="P4" draw:layer="layout" svg:x1="9.583cm" svg:y1="15.793cm" svg:x2="11.303cm" svg:y2="16.34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FreeBSD/i386 OpenOffice.org_project/680m18$Build-9161</meta:generator>
    <meta:initial-creator>Teresa Johnson</meta:initial-creator>
    <meta:creation-date>2009-03-20T17:57:46</meta:creation-date>
    <dc:creator>Teresa Johnson</dc:creator>
    <dc:date>2009-03-20T17:57:59</dc:date>
    <dc:language>en-US</dc:languag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